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C623C718055F4B7.png" manifest:media-type="image/png"/>
  <manifest:file-entry manifest:full-path="Pictures/100002010000078000000438098B849E9ED2F373.png" manifest:media-type="image/png"/>
  <manifest:file-entry manifest:full-path="Pictures/100000000000078000000438C2E3FE3B9118A9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3465a4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660066" draw:fill-gradient-name="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0.947cm" fo:min-width="9.138cm" fo:padding-top="0.127cm" fo:padding-bottom="0.127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0.947cm" fo:min-width="9.138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6cm" fo:padding-top="0.323cm" fo:padding-bottom="0.324cm" fo:padding-left="0.323cm" fo:padding-right="0.212cm" fo:wrap-option="wrap"/>
    </style:style>
    <style:style style:name="gr5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3cm" fo:min-width="0.939cm" fo:padding-top="0cm" fo:padding-bottom="0cm" fo:padding-left="0cm" fo:padding-right="0cm" fo:wrap-option="wrap"/>
    </style:style>
    <style:style style:name="gr6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8cm" fo:padding-top="0.323cm" fo:padding-bottom="0.324cm" fo:padding-left="0.323cm" fo:padding-right="0.212cm" fo:wrap-option="wrap"/>
    </style:style>
    <style:style style:name="gr7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3cm" fo:min-width="0.94cm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7cm" fo:padding-top="0.323cm" fo:padding-bottom="0.324cm" fo:padding-left="0.323cm" fo:padding-right="0.212cm" fo:wrap-option="wrap"/>
    </style:style>
    <style:style style:name="gr9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2cm" fo:min-width="0.94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7cm" fo:padding-top="0.323cm" fo:padding-bottom="0.324cm" fo:padding-left="0.323cm" fo:padding-right="0.212cm" fo:wrap-option="wrap"/>
    </style:style>
    <style:style style:name="gr11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5cm" fo:min-width="0.939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8cm" fo:padding-top="0.323cm" fo:padding-bottom="0.324cm" fo:padding-left="0.323cm" fo:padding-right="0.212cm" fo:wrap-option="wrap"/>
    </style:style>
    <style:style style:name="gr13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5cm" fo:min-width="0.938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6cm" fo:padding-top="0.323cm" fo:padding-bottom="0.324cm" fo:padding-left="0.323cm" fo:padding-right="0.212cm" fo:wrap-option="wrap"/>
    </style:style>
    <style:style style:name="gr15" style:family="graphic" style:parent-style-name="standard" style:list-style-name="L5">
      <style:graphic-properties draw:stroke="none" svg:stroke-width="0cm" draw:fill="gradient" draw:fill-color="#9c38af" draw:fill-gradient-name="Tango_20_Green" draw:textarea-vertical-align="middle" draw:auto-grow-height="false" draw:fit-to-size="false" fo:min-height="1.983cm" fo:min-width="27.083cm" fo:padding-top="0.529cm" fo:padding-bottom="0.529cm" fo:padding-left="0.529cm" fo:padding-right="0.529cm" fo:wrap-option="wrap"/>
    </style:style>
    <style:style style:name="gr16" style:family="graphic" style:parent-style-name="standard" style:list-style-name="L5">
      <style:graphic-properties draw:stroke="solid" svg:stroke-width="0.053cm" svg:stroke-color="#ffffff" draw:fill="gradient" draw:fill-color="#ac3ec1" draw:fill-gradient-name="Tango_20_Green" draw:textarea-vertical-align="middle" draw:auto-grow-height="false" draw:fit-to-size="false" fo:min-height="5.56cm" fo:min-width="8.545cm" fo:padding-top="0.413cm" fo:padding-bottom="0.413cm" fo:padding-left="0.413cm" fo:padding-right="0.413cm" fo:wrap-option="wrap"/>
    </style:style>
    <style:style style:name="gr17" style:family="graphic" style:parent-style-name="standard" style:list-style-name="L5">
      <style:graphic-properties draw:stroke="solid" svg:stroke-width="0.053cm" svg:stroke-color="#ffffff" draw:fill="gradient" draw:fill-color="#ac3ec1" draw:fill-gradient-name="Tango_20_Green" draw:textarea-vertical-align="middle" draw:auto-grow-height="false" draw:fit-to-size="false" fo:min-height="5.56cm" fo:min-width="8.547cm" fo:padding-top="0.413cm" fo:padding-bottom="0.413cm" fo:padding-left="0.413cm" fo:padding-right="0.413cm" fo:wrap-option="wrap"/>
    </style:style>
    <style:style style:name="gr18" style:family="graphic" style:parent-style-name="standard" style:list-style-name="L5">
      <style:graphic-properties draw:stroke="solid" svg:stroke-width="0.053cm" svg:stroke-color="#ffffff" draw:fill="gradient" draw:fill-color="#ac3ec1" draw:fill-gradient-name="Tango_20_Green" draw:textarea-vertical-align="middle" draw:auto-grow-height="false" draw:fit-to-size="false" fo:min-height="5.56cm" fo:min-width="8.545cm" fo:padding-top="0.413cm" fo:padding-bottom="0.413cm" fo:padding-left="0.413cm" fo:padding-right="0.413cm" fo:wrap-option="wrap"/>
    </style:style>
    <style:style style:name="gr19" style:family="graphic" style:parent-style-name="standard">
      <style:graphic-properties draw:stroke="none" svg:stroke-width="0cm" draw:fill="gradient" draw:fill-color="#9c38af" draw:fill-gradient-name="Tango_20_Green" draw:textarea-vertical-align="top" draw:auto-grow-height="false" fo:min-height="0.459cm" fo:min-width="27.64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24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normal" style:font-size-asian="18pt" style:font-weight-asian="normal" style:font-size-complex="18pt" style:font-weight-complex="normal" fo:hyphenate="false"/>
    </style:style>
    <style:style style:name="P11" style:family="paragraph">
      <loext:graphic-properties draw:fill="solid" draw:fill-color="#ac3ec1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18pt" style:font-weight-asian="normal" style:font-size-complex="18pt" style:font-weight-complex="normal" fo:hyphenate="false"/>
    </style:style>
    <style:style style:name="P12" style:family="paragraph">
      <loext:graphic-properties draw:fill="solid" draw:fill-color="#d2afdc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24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ac3ec1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.61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gradient" draw:fill-color="#9c38af" draw:fill-gradient-name="Tango_20_Green"/>
      <style:paragraph-properties fo:margin-left="0cm" fo:margin-right="0cm" fo:margin-top="0cm" fo:margin-bottom="0.61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.48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gradient" draw:fill-color="#ac3ec1" draw:fill-gradient-name="Tango_20_Green"/>
      <style:paragraph-properties fo:margin-left="0cm" fo:margin-right="0cm" fo:margin-top="0cm" fo:margin-bottom="0.48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gradient" draw:fill-color="#9c38af" draw:fill-gradient-name="Tango_20_Green"/>
      <style:paragraph-properties fo:text-align="start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alibri Light" fo:font-size="18pt" fo:letter-spacing="normal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language="de" fo:country="DE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" fo:font-size="23pt" fo:letter-spacing="normal" fo:font-style="normal" style:text-underline-style="none" fo:font-weight="normal" style:font-size-asian="23pt" style:font-style-asian="normal" style:font-weight-asian="normal" style:font-name-complex="Calibri Light" style:font-size-complex="23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Calibri Light" fo:font-size="23pt" fo:letter-spacing="normal" fo:font-style="normal" style:text-underline-style="none" fo:font-weight="normal" style:font-size-asian="23pt" style:font-style-asian="normal" style:font-weight-asian="normal" style:font-name-complex="Calibri Light" style:font-size-complex="2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" fo:font-size="18pt" fo:letter-spacing="normal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50pt" fo:letter-spacing="normal" fo:font-style="normal" style:text-underline-style="none" fo:font-weight="normal" style:font-size-asian="50pt" style:font-style-asian="normal" style:font-weight-asian="normal" style:font-name-complex="Calibri Light" style:font-size-complex="5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39pt" fo:letter-spacing="normal" fo:font-style="normal" style:text-underline-style="none" fo:font-weight="normal" style:font-size-asian="39pt" style:font-style-asian="normal" style:font-weight-asian="normal" style:font-name-complex="Calibri Light" style:font-size-complex="3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name-complex="Calibri1" style:font-size-complex="2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958cm" svg:height="2.294cm" svg:x="2.888cm" svg:y="3.537cm" presentation:class="title" presentation:user-transformed="true">
          <draw:text-box>
            <text:p text:style-name="P1"><text:span text:style-name="T1">Uni-</text:span><text:span text:style-name="T1">prakt</text:span><text:span text:style-name="T1">ikum</text:span></text:p>
          </draw:text-box>
        </draw:frame>
        <draw:frame draw:name="Subtitle 2" presentation:style-name="pr2" draw:text-style-name="P4" draw:layer="layout" svg:width="15.218cm" svg:height="2.465cm" svg:x="17.749cm" svg:y="15.766cm" presentation:class="subtitle" presentation:user-transformed="true">
          <draw:text-box>
            <text:p text:style-name="P3"><text:span text:style-name="T2">Name der </text:span><text:span text:style-name="T2">Gruppe </text:span></text:p>
            <text:p text:style-name="P3"><text:span text:style-name="T2">Gruppen </text:span><text:span text:style-name="T2">Mitglieder</text:span></text:p>
          </draw:text-box>
        </draw:frame>
        <draw:custom-shape draw:name="Subtitle 2" draw:style-name="gr1" draw:text-style-name="P5" draw:layer="layout" svg:width="9.645cm" svg:height="1.2cm" svg:x="21.213cm" svg:y="4.515cm">
          <text:p text:style-name="P3"><text:span text:style-name="T2">Bil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5" draw:layer="layout" svg:width="9.645cm" svg:height="1.2cm" svg:x="2.651cm" svg:y="14.098cm">
          <text:p text:style-name="P3"><text:span text:style-name="T2">Bilder (von den Gruppe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des Projekts " draw:style-name="dp3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3">Aufgabe</text:span><text:span text:style-name="T4"> des Projekts </text:span></text:p>
          </draw:text-box>
        </draw:frame>
        <draw:frame draw:name="Inhaltsplatzhalter 2" presentation:style-name="pr5" draw:text-style-name="P9" draw:layer="layout" svg:width="28.139cm" svg:height="7.361cm" svg:x="2.341cm" svg:y="5.992cm" presentation:class="outline" presentation:user-transformed="true">
          <draw:text-box>
            <text:list text:style-name="L4">
              <text:list-item>
                <text:p text:style-name="P8"><text:span text:style-name="T5">Vorstellung und Erklärung des Projektes</text:span></text:p>
              </text:list-item>
              <text:list-item>
                <text:p text:style-name="P8"><text:span text:style-name="T5">Die ersten Gedanken</text:span></text:p>
              </text:list-item>
              <text:list-item>
                <text:p text:style-name="P8"><text:span text:style-name="T5">Die wichtigsten Bauteil, kurz erklären warum wir dieses Bauteile </text:span><text:span text:style-name="T5">benutzen und die Vorteile</text:span></text:p>
              </text:list-item>
              <text:list-item>
                <text:p text:style-name="P8"><text:span text:style-name="T5">Wie man vorgegangen ist, um das Projekt zu starten (z.B. </text:span><text:span text:style-name="T5">Zeitplan, Aufgaben, mögliche Probleme)</text:span></text:p>
              </text:list-item>
              <text:list-item>
                <text:p text:style-name="P8"><text:span text:style-name="T5">Ob unsere Vorstellung in Erfüllung gegangen ist oder nich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plan" draw:style-name="dp4" draw:master-page-name="Title_20_and_20_Content" presentation:presentation-page-layout-name="AL2T11">
        <draw:frame draw:name="Titel 1" presentation:style-name="pr7" draw:text-style-name="P7" draw:layer="layout" svg:width="28.139cm" svg:height="4.044cm" svg:x="4.188cm" svg:y="1.201cm" presentation:class="title" presentation:user-transformed="true">
          <draw:text-box>
            <text:p text:style-name="P1"><text:span text:style-name="T6">Zeitplan</text:span></text:p>
          </draw:text-box>
        </draw:frame>
        <draw:g>
          <draw:custom-shape draw:style-name="gr4" draw:text-style-name="P11" draw:layer="layout" svg:width="6.333cm" svg:height="3.8cm" svg:x="3.931cm" svg:y="5.8cm">
            <text:p text:style-name="P10"><text:span text:style-name="T7">10.09.18 : Test Bauteile / Grobe Idee Schaltung /  Richtiger Zeitpla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2" draw:layer="layout" svg:width="1.341cm" svg:height="1.571cm" svg:x="10.823cm" svg:y="6.915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6" draw:text-style-name="P14" draw:layer="layout" svg:width="6.335cm" svg:height="3.8cm" svg:x="12.798cm" svg:y="5.8cm">
            <text:p text:style-name="P13"><text:span text:style-name="T8">17.09.18 : Genauer Plan Funktion und Programm ?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2" draw:layer="layout" svg:width="1.342cm" svg:height="1.571cm" svg:x="19.69cm" svg:y="6.915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8" draw:text-style-name="P14" draw:layer="layout" svg:width="6.334cm" svg:height="3.8cm" svg:x="21.666cm" svg:y="5.8cm">
            <text:p text:style-name="P13"><text:span text:style-name="T8">18.09.18 : Testprogramme zum Pi test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12" draw:layer="layout" svg:width="1.342cm" svg:height="1.568cm" draw:transform="rotate (-1.5707963267949) translate (25.619cm 10.157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0" draw:text-style-name="P14" draw:layer="layout" svg:width="6.334cm" svg:height="3.801cm" svg:x="21.666cm" svg:y="12.134cm">
            <text:p text:style-name="P13"><text:span text:style-name="T8">24.09.18 : Schaltungen + Geländ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12" draw:layer="layout" svg:width="1.341cm" svg:height="1.573cm" draw:transform="rotate (-3.14159265358979) translate (21.11cm 14.821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2" draw:text-style-name="P14" draw:layer="layout" svg:width="6.335cm" svg:height="3.801cm" svg:x="12.798cm" svg:y="12.134cm">
            <text:p text:style-name="P13"><text:span text:style-name="T8">01.10.18 : Programm Ferti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12" draw:layer="layout" svg:width="1.34cm" svg:height="1.573cm" draw:transform="rotate (-3.14159265358979) translate (12.241cm 14.821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4" draw:text-style-name="P14" draw:layer="layout" svg:width="6.333cm" svg:height="3.801cm" svg:x="3.931cm" svg:y="12.134cm">
            <text:p text:style-name="P13"><text:span text:style-name="T8">08.10.18 : Ferti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hrstuhl/Schüler/Lehrer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Lehrst</text:span><text:span text:style-name="T4">uhl / </text:span><text:span text:style-name="T4">Schüle</text:span><text:span text:style-name="T4">r / </text:span><text:span text:style-name="T4">Lehrer</text:span></text:p>
          </draw:text-box>
        </draw:frame>
        <draw:g>
          <draw:custom-shape draw:style-name="gr15" draw:text-style-name="P16" draw:layer="layout" svg:width="28.14cm" svg:height="3.04cm" svg:x="2.46cm" svg:y="5.8cm">
            <text:p text:style-name="P15"><text:span text:style-name="T9">Teilnehm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18" draw:layer="layout" svg:width="9.37cm" svg:height="6.385cm" svg:x="2.476cm" svg:y="8.842cm">
            <text:p text:style-name="P17"><text:span text:style-name="T10">Lehrstuhl :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8" draw:layer="layout" svg:width="9.372cm" svg:height="6.385cm" svg:x="11.846cm" svg:y="8.842cm">
            <text:p text:style-name="P17"><text:span text:style-name="T10">Schüler : Name der Schüler mit der Grup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18" draw:layer="layout" svg:width="9.37cm" svg:height="6.385cm" svg:x="21.218cm" svg:y="8.842cm">
            <text:p text:style-name="P17"><text:span text:style-name="T10">Lehrer :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19" draw:layer="layout" svg:width="28.14cm" svg:height="0.708cm" svg:x="2.46cm" svg:y="15.2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des Autos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odel </text:span><text:span text:style-name="T4">des </text:span><text:span text:style-name="T4">Autos</text:span></text:p>
          </draw:text-box>
        </draw:frame>
        <draw:frame draw:name="Inhaltsplatzhalter 2" presentation:style-name="pr8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Foto einfügen</text:span></text:p>
              </text:list-item>
              <text:list-item>
                <text:p text:style-name="P8"><text:span text:style-name="T11">Gründen wieso wir dieses Model genommen haben</text:span></text:p>
              </text:list-item>
              <text:list-item>
                <text:p text:style-name="P8"><text:span text:style-name="T11">Vor- und Nachteil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uteile 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Bauteil</text:span><text:span text:style-name="T4">e </text:span></text:p>
          </draw:text-box>
        </draw:frame>
        <draw:frame draw:name="Inhaltsplatzhalter 2" presentation:style-name="pr8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2">Bauteile vorstellen und erklären</text:span></text:p>
              </text:list-item>
              <text:list-item>
                <text:p text:style-name="P8"><text:span text:style-name="T12">Vor- und Nachteile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chanik/Sensoren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echan</text:span><text:span text:style-name="T4">ik/Sens</text:span><text:span text:style-name="T4">oren</text:span></text:p>
          </draw:text-box>
        </draw:frame>
        <draw:frame draw:name="Inhaltsplatzhalter 2" presentation:style-name="pr8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Sensoren Art / Grund / Funktion</text:span></text:p>
              </text:list-item>
              <text:list-item>
                <text:p text:style-name="P8"><text:span text:style-name="T11">Mechanik zeigen / Funktion / Grund </text:span></text:p>
              </text:list-item>
              <text:list-item>
                <text:p text:style-name="P8"><text:span text:style-name="T11">Vor- und Nachteil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altplan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Schalt</text:span><text:span text:style-name="T4">plan</text:span></text:p>
          </draw:text-box>
        </draw:frame>
        <draw:frame draw:name="Inhaltsplatzhalter 2" presentation:style-name="pr8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Schaltpläne zeigen / erklären / Vor -und Nachteile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 &#10;erklären und Lösung " draw:style-name="dp4" draw:master-page-name="Title_20_and_20_Content" presentation:presentation-page-layout-name="AL2T11">
        <draw:frame draw:name="Titel 1" presentation:style-name="pr7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Proble</text:span><text:span text:style-name="T4">me </text:span><text:span text:style-name="T4"><text:line-break/></text:span><text:span text:style-name="T4">erklär</text:span><text:span text:style-name="T4">en und </text:span><text:span text:style-name="T4">Lösung</text:span><text:span text:style-name="T4"> </text:span></text:p>
          </draw:text-box>
        </draw:frame>
        <draw:frame draw:name="Inhaltsplatzhalter 2" presentation:style-name="pr9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Unsere Probleme erklären , wenn es geht mit Bilder </text:span></text:p>
              </text:list-item>
              <text:list-item>
                <text:p text:style-name="P8"><text:span text:style-name="T11">Was wir uns überlegt haben um es zu lösen</text:span></text:p>
              </text:list-item>
              <text:list-item>
                <text:p text:style-name="P8"><text:span text:style-name="T11">Wie wir es gelöst haben</text:span></text:p>
              </text:list-item>
              <text:list-item>
                <text:p text:style-name="P8"><text:span text:style-name="T11">Vor- oder Nachteil nach der Lösung</text:span></text:p>
              </text:list-item>
            </text:list>
            <text:p text:style-name="P8"><text:span text:style-name="T12"/></text:p>
            <text:p text:style-name="P8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&#10;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Zeit</text:span><text:span text:style-name="T4"><text:line-break/></text:span><text:span text:style-name="T4"/></text:p>
          </draw:text-box>
        </draw:frame>
        <draw:frame draw:name="Inhaltsplatzhalter 2" presentation:style-name="pr9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Ob die Zeit die wir hatten reichten oder nicht </text:span></text:p>
              </text:list-item>
              <text:list-item>
                <text:p text:style-name="P8"><text:span text:style-name="T11">Wie viel Zeit wir hatten (Arbeitsstunden)</text:span></text:p>
              </text:list-item>
              <text:list-item>
                <text:p text:style-name="P8"><text:span text:style-name="T11">Wie teuer das Projekt im echten Leben wär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Meinung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Allgem</text:span><text:span text:style-name="T4">eine </text:span><text:span text:style-name="T4">Meinun</text:span><text:span text:style-name="T4">g</text:span></text:p>
          </draw:text-box>
        </draw:frame>
        <draw:frame draw:name="Inhaltsplatzhalter 2" presentation:style-name="pr9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Unsere Meinung zum Projekt </text:span></text:p>
              </text:list-item>
              <text:list-item>
                <text:p text:style-name="P8"><text:span text:style-name="T11">Was wir für die Zukunft mitnehmen</text:span></text:p>
              </text:list-item>
              <text:list-item>
                <text:p text:style-name="P8"><text:span text:style-name="T11">Was man besser machen könnte </text:span></text:p>
              </text:list-item>
              <text:list-item>
                <text:p text:style-name="P8"><text:span text:style-name="T11">Verbesserung zwischen der Kommunikation der schule und der Uni 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 daten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Quell </text:span><text:span text:style-name="T4">daten</text:span></text:p>
          </draw:text-box>
        </draw:frame>
        <draw:frame draw:name="Inhaltsplatzhalter 2" presentation:style-name="pr10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Von wo wir die daten haben und wir die Information ist 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 funktioniert nicht&#10;vorführen was funktioniert 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Es </text:span><text:span text:style-name="T4">funktio</text:span><text:span text:style-name="T4">niert </text:span><text:span text:style-name="T4">nicht</text:span><text:span text:style-name="T4"><text:line-break/></text:span><text:span text:style-name="T4">vorfüh</text:span><text:span text:style-name="T4">ren </text:span><text:span text:style-name="T4">was </text:span><text:span text:style-name="T4">funktio</text:span><text:span text:style-name="T4">niert </text:span></text:p>
          </draw:text-box>
        </draw:frame>
        <draw:frame draw:name="Inhaltsplatzhalter 2" presentation:style-name="pr9" draw:text-style-name="P9" draw:layer="layout" svg:width="28.139cm" svg:height="10.135cm" svg:x="1.903cm" svg:y="5.92cm" presentation:class="outline" presentation:user-transformed="true">
          <draw:text-box>
            <text:list text:style-name="L4">
              <text:list-item>
                <text:p text:style-name="P8"><text:span text:style-name="T11">Den funktionierenden teil zeigen und vorführen </text:span></text:p>
              </text:list-item>
              <text:list-item>
                <text:p text:style-name="P8"><text:span text:style-name="T11">Was wir Geschäft haben </text:span></text:p>
              </text:list-item>
              <text:list-item>
                <text:p text:style-name="P8"><text:span text:style-name="T11">Wo wir am Ende gescheitert sind </text:span></text:p>
              </text:list-item>
              <text:list-item>
                <text:p text:style-name="P8"><text:span text:style-name="T11">Wieso wir am Ende gescheitert sind 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 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Proble</text:span><text:span text:style-name="T4">me </text:span></text:p>
          </draw:text-box>
        </draw:frame>
        <draw:frame draw:name="Inhaltsplatzhalter 2" presentation:style-name="pr9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Unsere Probleme zeigen und wie wir sie gelöst haben </text:span></text:p>
              </text:list-item>
              <text:list-item>
                <text:p text:style-name="P8"><text:span text:style-name="T11">Mit welchen Mitteln wir das Projekt zu Ende machen könnten </text:span></text:p>
              </text:list-item>
              <text:list-item>
                <text:p text:style-name="P8"><text:span text:style-name="T11">Zeit die wird hatten und die Zeit die wir braucht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Verbesserungen" draw:style-name="dp4" draw:master-page-name="Title_20_and_20_Content" presentation:presentation-page-layout-name="AL2T11"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allgem</text:span><text:span text:style-name="T4">eine </text:span><text:span text:style-name="T4">Verbes</text:span><text:span text:style-name="T4">serung</text:span><text:span text:style-name="T4">en</text:span></text:p>
          </draw:text-box>
        </draw:frame>
        <draw:frame draw:name="Inhaltsplatzhalter 2" presentation:style-name="pr9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Was man verbessern könnte </text:span></text:p>
              </text:list-item>
              <text:list-item>
                <text:p text:style-name="P8"><text:span text:style-name="T11">Verbesserung zwischen Schule und Uni </text:span></text:p>
              </text:list-item>
            </text:list>
            <text:p text:style-name="P8"><text:span text:style-name="T12"/></text:p>
            <text:p text:style-name="P8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inung der gruppe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einun</text:span><text:span text:style-name="T4">g der </text:span><text:span text:style-name="T4">gruppe</text:span></text:p>
          </draw:text-box>
        </draw:frame>
        <draw:frame draw:name="Inhaltsplatzhalter 2" presentation:style-name="pr9" draw:text-style-name="P9" draw:layer="layout" svg:width="28.139cm" svg:height="10.135cm" svg:x="1.903cm" svg:y="5.94cm" presentation:class="outline" presentation:user-transformed="true">
          <draw:text-box>
            <text:list text:style-name="L4">
              <text:list-item>
                <text:p text:style-name="P8"><text:span text:style-name="T11">Die Meinung der Gruppe was sie gut fanden und was nicht </text:span></text:p>
              </text:list-item>
              <text:list-item>
                <text:p text:style-name="P8"><text:span text:style-name="T11">Was sie für die Zukunft mit genommen haben </text:span></text:p>
              </text:list-item>
              <text:list-item>
                <text:p text:style-name="P8"><text:span text:style-name="T11">Quellen (nicht zeigen, nur wenn gefragt wird)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msFillBitmap_20_1" draw:display-name="msFillBitmap 1" xlink:href="Pictures/100000000000078000000438C2E3FE3B9118A984.jpg" xlink:type="simple" xlink:show="embed" xlink:actuate="onLoad"/>
    <draw:fill-image draw:name="msFillBitmap_20_2" draw:display-name="msFillBitmap 2" xlink:href="Pictures/100000000000078000000438C2E3FE3B9118A98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86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89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86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89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ffffff" fo:font-size="100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ffffff" fo:font-size="100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ffffff" fo:font-size="100%"/>
      </text:list-level-style-bullet>
      <text:list-level-style-bullet text:level="5" text:bullet-char="•">
        <style:list-level-properties text:space-before="5.081cm" text:min-label-width="0.475cm"/>
        <style:text-properties fo:font-family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4cm" svg:height="19.04cm" svg:x="0cm" svg:y="0cm">
        <draw:image xlink:href="Pictures/100002010000078000000438098B849E9ED2F373.png" xlink:type="simple" xlink:show="embed" xlink:actuate="onLoad">
          <text:p/>
        </draw:image>
      </draw:frame>
      <draw:frame draw:name="Title 1" presentation:style-name="Mpr1" draw:text-style-name="MP7" draw:layer="backgroundobjects" svg:width="19.992cm" svg:height="6.723cm" svg:x="11.004cm" svg:y="5.449cm" presentation:class="title" presentation:user-transformed="true">
        <draw:text-box>
          <text:p text:style-name="MP6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9" draw:layer="backgroundobjects" svg:width="4.444cm" svg:height="1.049cm" svg:x="24.805cm" svg:y="16.299cm" presentation:class="date-time" presentation:user-transformed="true">
        <draw:text-box>
          <text:p text:style-name="MP8"><text:span text:style-name="MT2"><text:date style:data-style-name="D1" text:date-value="2018-10-04">04.10.18</text:date></text:span></text:p>
        </draw:text-box>
      </draw:frame>
      <draw:frame draw:name="Footer Placeholder 4" presentation:style-name="Mpr2" draw:text-style-name="MP9" draw:layer="backgroundobjects" svg:width="13.591cm" svg:height="1.049cm" svg:x="11.004cm" svg:y="16.299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1cm" svg:height="1.049cm" svg:x="29.464cm" svg:y="16.299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Title_20_Slide-outline1" draw:layer="backgroundobjects" svg:width="30.476cm" svg:height="11.047cm" svg:x="1.688cm" svg:y="4.45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54cm" svg:height="19.04cm" svg:x="0cm" svg:y="0cm">
        <draw:image xlink:href="Pictures/100002010000078000000438FC623C718055F4B7.png" xlink:type="simple" xlink:show="embed" xlink:actuate="onLoad">
          <text:p/>
        </draw:image>
      </draw:frame>
      <draw:frame draw:name="Title 1" presentation:style-name="Mpr5" draw:text-style-name="MP11" draw:layer="backgroundobjects" svg:width="28.139cm" svg:height="4.044cm" svg:x="1.903cm" svg:y="1.687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3" draw:layer="backgroundobjects" svg:width="28.139cm" svg:height="10.135cm" svg:x="1.903cm" svg:y="5.94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53cm" svg:y="16.299cm" presentation:class="date-time" presentation:user-transformed="true">
        <draw:text-box>
          <text:p text:style-name="MP8"><text:span text:style-name="MT2"><text:date style:data-style-name="D1" text:date-value="2018-10-04">04.10.18</text:date></text:span></text:p>
        </draw:text-box>
      </draw:frame>
      <draw:frame draw:name="Footer Placeholder 4" presentation:style-name="Mpr7" draw:text-style-name="MP9" draw:layer="backgroundobjects" svg:width="21.74cm" svg:height="1.049cm" svg:x="1.903cm" svg:y="16.299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1cm" svg:height="1.049cm" svg:x="28.511cm" svg:y="16.299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747</meta:editing-cycles>
    <meta:creation-date>2014-09-12T02:08:24</meta:creation-date>
    <dc:date>2018-10-04T14:00:53.178019852</dc:date>
    <meta:editing-duration>PT9M14S</meta:editing-duration>
    <meta:generator>LibreOffice/5.2.7.2$Linux_X86_64 LibreOffice_project/20m0$Build-2</meta:generator>
    <meta:document-statistic meta:object-count="1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Celestial" xlink:href=""/>
  </office:meta>
</office:document-meta>
</file>